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0a04e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b710c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84f7a9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68dcc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d03ca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T1" style:family="text">
      <style:text-properties fo:font-variant="normal" fo:text-transform="none" fo:color="#262626" fo:letter-spacing="normal" style:font-name-asian="apple-system" style:font-size-asian="10.5pt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【詩遠】</text:span><text:line-break/><text:line-break/><text:span text:style-name="T1">一縷青絲</text:span><text:line-break/><text:span text:style-name="T1">萬丈詩愁</text:span><text:line-break/><text:span text:style-name="T1">走過千山</text:span><text:line-break/><text:span text:style-name="T1">漂過萬水</text:span><text:line-break/><text:line-break/><text:span text:style-name="T1">曾經少年愛追風</text:span><text:line-break/><text:span text:style-name="T1">五更隨眾讀政經</text:span><text:line-break/><text:span text:style-name="T1">勤學苦志羨成功</text:span><text:line-break/><text:span text:style-name="T1">繁花盛景追千蝶</text:span><text:line-break/><text:line-break/><text:span text:style-name="T1">醉了心</text:span><text:line-break/><text:span text:style-name="T1">迷離了路</text:span><text:line-break/><text:line-break/><text:span text:style-name="T1">商城</text:span><text:line-break/><text:span text:style-name="T1">亦</text:span><text:line-break/><text:span text:style-name="T1">傷城</text:span><text:line-break/><text:line-break/><text:span text:style-name="T1">或許</text:span><text:line-break/><text:line-break/><text:span text:style-name="T1">歲月</text:span><text:line-break/><text:span text:style-name="T1">易變了容顏</text:span><text:line-break/><text:span text:style-name="T1">黃沙</text:span><text:line-break/><text:span text:style-name="T1">洗淨了雙眼</text:span><text:line-break/><text:line-break/><text:span text:style-name="T1">但</text:span><text:line-break/><text:line-break/><text:span text:style-name="T1">永遠不變的是</text:span><text:line-break/><text:span text:style-name="T1">那個傳奇</text:span><text:line-break/><text:line-break/><text:span text:style-name="T1">山城一座</text:span><text:line-break/><text:span text:style-name="T1">田園相伴</text:span><text:line-break/><text:span text:style-name="T1">此生</text:span><text:line-break/><text:span text:style-name="T1">不老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07T15:50:27.413864407</dc:date>
    <meta:editing-duration>PT3H33M9S</meta:editing-duration>
    <meta:editing-cycles>124</meta:editing-cycles>
    <meta:document-statistic meta:table-count="0" meta:image-count="0" meta:object-count="0" meta:page-count="1" meta:paragraph-count="1" meta:word-count="99" meta:character-count="133" meta:non-whitespace-character-count="99"/>
  </office:meta>
</office:document-meta>
</file>